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bold" officeooo:rsid="00166692" officeooo:paragraph-rsid="00166692" style:font-weight-asian="bold" style:font-weight-complex="bold"/>
    </style:style>
    <style:style style:name="P2" style:family="paragraph" style:parent-style-name="Standard">
      <style:text-properties style:font-name="Calibri" fo:font-size="12pt" fo:font-weight="normal" officeooo:rsid="00166692" officeooo:paragraph-rsid="00166692" style:font-weight-asian="normal" style:font-weight-complex="normal"/>
    </style:style>
    <style:style style:name="P3" style:family="paragraph" style:parent-style-name="Standard">
      <style:text-properties style:font-name="Calibri" fo:font-size="12pt" fo:font-weight="normal" officeooo:rsid="0016783f" officeooo:paragraph-rsid="0016783f" style:font-weight-asian="normal" style:font-weight-complex="normal"/>
    </style:style>
    <style:style style:name="P4" style:family="paragraph" style:parent-style-name="Standard">
      <style:text-properties style:font-name="Calibri" fo:font-size="12pt" fo:font-weight="bold" officeooo:rsid="0016783f" officeooo:paragraph-rsid="0016783f" style:font-weight-asian="bold" style:font-weight-complex="bold"/>
    </style:style>
    <style:style style:name="P5" style:family="paragraph" style:parent-style-name="Preformatted_20_Text">
      <style:text-properties officeooo:paragraph-rsid="00166692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add express Session-</text:p>
      <text:p text:style-name="P1"/>
      <text:p text:style-name="P2">Install the npm module -</text:p>
      <text:p text:style-name="P2">1.”npm install express-session –save”</text:p>
      <text:p text:style-name="P2"/>
      <text:p text:style-name="P2">now edit some code in <text:span text:style-name="T1">app.js</text:span> file </text:p>
      <text:p text:style-name="P2"/>
      <text:p text:style-name="P2">create new session - </text:p>
      <text:p text:style-name="P2">// Authentication package</text:p>
      <text:p text:style-name="P2"/>
      <text:p text:style-name="P2">var session = requirre(‘express-session’);</text:p>
      <text:p text:style-name="P2"/>
      <text:p text:style-name="P2">now the next step is you have to integrate this session variable using app.use method follow the below step and you can check the official site of express-session</text:p>
      <text:p text:style-name="P2"/>
      <text:p text:style-name="P2">now use the express middle ware </text:p>
      <text:p text:style-name="P2"/>
      <text:p text:style-name="P5"/>
      <text:p text:style-name="Preformatted_20_Text">app.use(session({</text:p>
      <text:p text:style-name="Preformatted_20_Text"><text:s text:c="2"/>secret: 'keyboard cat',</text:p>
      <text:p text:style-name="Preformatted_20_Text"><text:s text:c="2"/>resave: false,</text:p>
      <text:p text:style-name="Preformatted_20_Text"><text:s text:c="2"/>saveUninitialized: true,</text:p>
      <text:p text:style-name="Preformatted_20_Text"><text:s text:c="2"/>cookie: { secure: true }</text:p>
      <text:p text:style-name="P6">}))</text:p>
      <text:p text:style-name="P2">now comment the last one statement cooki.</text:p>
      <text:p text:style-name="P2"><text:s/>The final code is -</text:p>
      <text:p text:style-name="P2">app.use(session({</text:p>
      <text:p text:style-name="P2"><text:tab/>secret: ‘some key’,</text:p>
      <text:p text:style-name="P2"><text:tab/>resave: false,</text:p>
      <text:p text:style-name="P2"><text:tab/>saveUninitialized: false,</text:p>
      <text:p text:style-name="P2"/>
      <text:p text:style-name="P2">}))</text:p>
      <text:p text:style-name="P2"/>
      <text:p text:style-name="P2"><text:span text:style-name="T1">Note</text:span>:- if you are going to make request of https then you can enable it true;</text:p>
      <text:p text:style-name="P2"/>
      <text:p text:style-name="P2"/>
      <text:p text:style-name="P2"><text:s/></text:p>
      <text:p text:style-name="P2"/>
      <text:p text:style-name="P2"/>
      <text:p text:style-name="P4">Second Step:-</text:p>
      <text:p text:style-name="P3">now install another npm module “passport”</text:p>
      <text:p text:style-name="P3">“npm install passport –save”</text:p>
      <text:p text:style-name="P3"/>
      <text:p text:style-name="P3">edit the code in app.js:-</text:p>
      <text:p text:style-name="P3"/>
      <text:p text:style-name="P3">// use the passport middle ware</text:p>
      <text:p text:style-name="P3">app.use(passport.initialize());</text:p>
      <text:p text:style-name="P3">app.use(passport.session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45:14.658084738</meta:creation-date>
    <dc:date>2018-07-09T13:57:27.382739462</dc:date>
    <meta:editing-duration>PT1H32M24S</meta:editing-duration>
    <meta:editing-cycles>1</meta:editing-cycles>
    <meta:document-statistic meta:table-count="0" meta:image-count="0" meta:object-count="0" meta:page-count="1" meta:paragraph-count="31" meta:word-count="142" meta:character-count="934" meta:non-whitespace-character-count="806"/>
    <meta:generator>LibreOffice/6.0.3.2$Linux_X86_64 LibreOffice_project/00m0$Build-2</meta:generator>
  </office:meta>
</office:document-meta>
</file>